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137cm" fo:min-width="4.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9.91cm" fo:min-width="9.6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232cm" fo:min-width="3.31cm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0.612cm"/>
    </style:style>
    <style:style style:name="gr16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ellipse draw:style-name="gr1" draw:text-style-name="P2" draw:layer="layout" svg:width="10.229cm" svg:height="10.16cm" svg:x="6.011cm" svg:y="6.397cm">
              <text:p text:style-name="P1"><text:span text:style-name="T1"><text:s text:c="4"/></text:span></text:p>
            </draw:ellipse>
            <draw:path draw:style-name="gr2" draw:text-style-name="P3" draw:layer="layout" svg:width="3.457cm" svg:height="1.407cm" svg:x="7.736cm" svg:y="9.924cm" svg:viewBox="0 0 3458 1408" svg:d="M0 1408c1729-3167 3458 0 3458 0">
              <text:p/>
            </draw:path>
            <draw:path draw:style-name="gr3" draw:text-style-name="P3" draw:layer="layout" svg:width="3.457cm" svg:height="1.407cm" svg:x="11.194cm" svg:y="11.339cm" svg:viewBox="0 0 3458 1408" svg:d="M0 0c1729 3167 3458 0 3458 0">
              <text:p/>
            </draw:path>
          </draw:g>
          <draw:g>
            <draw:g>
              <draw:ellipse draw:style-name="gr4" draw:text-style-name="P3" draw:layer="layout" svg:width="10.162cm" svg:height="10.159cm" draw:transform="skewX (0.000174532925199325) rotate (0.785398163397448) translate (17.628cm 11.477cm)">
                <text:p/>
              </draw:ellipse>
              <draw:line draw:style-name="gr5" draw:text-style-name="P4" draw:layer="layout" svg:x1="21.22cm" svg:y1="7.886cm" svg:x2="28.425cm" svg:y2="15.091cm">
                <text:p/>
              </draw:line>
              <draw:line draw:style-name="gr6" draw:text-style-name="P4" draw:layer="layout" svg:x1="21.22cm" svg:y1="15.091cm" svg:x2="28.425cm" svg:y2="7.886cm">
                <text:p/>
              </draw:line>
            </draw:g>
            <draw:frame draw:style-name="gr7" draw:text-style-name="P5" draw:layer="layout" svg:width="2.54cm" svg:height="1.27cm" svg:x="23.542cm" svg:y="4.492cm">
              <draw:text-box>
                <text:p>MIXER</text:p>
              </draw:text-box>
            </draw:frame>
            <draw:custom-shape draw:style-name="gr8" draw:text-style-name="P6" draw:layer="layout" svg:width="10.139cm" svg:height="10.16cm" draw:transform="rotate (-1.57323978774769) translate (45.767cm 6.422cm)">
              <text:p text:style-name="P6"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9" draw:text-style-name="P5" draw:layer="layout" svg:width="4.128cm" svg:height="1.673cm" svg:x="37.512cm" svg:y="4.492cm">
              <draw:text-box>
                <text:p>AMPLIFIER</text:p>
              </draw:text-box>
            </draw:frame>
            <draw:g>
              <draw:custom-shape draw:style-name="gr10" draw:text-style-name="P6" draw:layer="layout" svg:width="10.16cm" svg:height="10.16cm" svg:x="49.26cm" svg:y="6.397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7" draw:layer="layout" svg:x1="57.162cm" svg:y1="13.546cm" svg:x2="54.528cm" svg:y2="13.546cm">
                <text:p/>
              </draw:line>
              <draw:line draw:style-name="gr11" draw:text-style-name="P7" draw:layer="layout" svg:x1="57.162cm" svg:y1="13.546cm" svg:x2="54.528cm" svg:y2="13.546cm">
                <text:p/>
              </draw:line>
              <draw:line draw:style-name="gr11" draw:text-style-name="P7" draw:layer="layout" svg:x1="58.291cm" svg:y1="13.546cm" svg:x2="54.528cm" svg:y2="13.546cm">
                <text:p/>
              </draw:line>
              <draw:line draw:style-name="gr11" draw:text-style-name="P7" draw:layer="layout" svg:x1="54.528cm" svg:y1="9.408cm" svg:x2="50.388cm" svg:y2="9.408cm">
                <text:p/>
              </draw:line>
              <draw:line draw:style-name="gr11" draw:text-style-name="P7" draw:layer="layout" svg:x1="54.528cm" svg:y1="9.408cm" svg:x2="54.528cm" svg:y2="13.547cm">
                <text:p/>
              </draw:line>
            </draw:g>
            <draw:frame draw:style-name="gr7" draw:text-style-name="P5" draw:layer="layout" svg:width="1.905cm" svg:height="1.27cm" svg:x="53.387cm" svg:y="4.492cm">
              <draw:text-box>
                <text:p>LPF</text:p>
              </draw:text-box>
            </draw:frame>
            <draw:g>
              <draw:line draw:style-name="gr11" draw:text-style-name="P7" draw:layer="layout" svg:x1="71.802cm" svg:y1="7.032cm" svg:x2="63.865cm" svg:y2="7.032cm">
                <text:p/>
              </draw:line>
              <draw:line draw:style-name="gr11" draw:text-style-name="P7" draw:layer="layout" svg:x1="63.865cm" svg:y1="9.572cm" svg:x2="63.865cm" svg:y2="7.032cm">
                <text:p/>
              </draw:line>
              <draw:line draw:style-name="gr11" draw:text-style-name="P7" draw:layer="layout" svg:x1="71.802cm" svg:y1="15.922cm" svg:x2="71.802cm" svg:y2="7.032cm">
                <text:p/>
              </draw:line>
            </draw:g>
            <draw:frame draw:style-name="gr9" draw:text-style-name="P5" draw:layer="layout" svg:width="3.81cm" svg:height="1.673cm" svg:x="65.77cm" svg:y="4.492cm">
              <draw:text-box>
                <text:p>COUPLER</text:p>
              </draw:text-box>
            </draw:frame>
            <draw:g>
              <draw:custom-shape draw:style-name="gr12" draw:text-style-name="P6" draw:layer="layout" svg:width="7.62cm" svg:height="4.445cm" svg:x="79.105cm" svg:y="7.349cm">
                <text:p/>
  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11" draw:text-style-name="P7" draw:layer="layout" svg:x1="82.915cm" svg:y1="15.922cm" svg:x2="82.915cm" svg:y2="7.35cm">
                <text:p/>
              </draw:line>
            </draw:g>
            <draw:frame draw:style-name="gr9" draw:text-style-name="P5" draw:layer="layout" svg:width="3.81cm" svg:height="1.673cm" svg:x="81.01cm" svg:y="4.175cm">
              <draw:text-box>
                <text:p>ANTENNA</text:p>
              </draw:text-box>
            </draw:frame>
          </draw:g>
          <draw:custom-shape draw:style-name="gr10" draw:text-style-name="P6" draw:layer="layout" svg:width="10.16cm" svg:height="10.16cm" svg:x="6.08cm" svg:y="21.3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763cm" svg:height="1.673cm" svg:x="8.937cm" svg:y="19.097cm">
            <draw:text-box>
              <text:p>STANDARD SIZE BLOCK</text:p>
            </draw:text-box>
          </draw:frame>
          <draw:g>
            <draw:custom-shape draw:style-name="gr10" draw:text-style-name="P6" draw:layer="layout" svg:width="10.16cm" svg:height="10.16cm" svg:x="19.732cm" svg:y="21.32cm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layout" svg:x1="18.462cm" svg:y1="32.75cm" svg:x2="31.162cm" svg:y2="20.05cm">
              <text:p/>
            </draw:line>
            <draw:custom-shape draw:style-name="gr14" draw:text-style-name="P6" draw:layer="layout" svg:width="1.905cm" svg:height="1.905cm" svg:x="26.4cm" svg:y="27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7" draw:layer="layout" svg:x1="27.352cm" svg:y1="26.717cm" svg:x2="27.352cm" svg:y2="30.21cm">
              <text:p/>
            </draw:line>
            <draw:custom-shape draw:style-name="gr15" draw:text-style-name="P6" draw:layer="layout" svg:width="2.222cm" svg:height="1.905cm" svg:x="21.32cm" svg:y="22.90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6" draw:text-style-name="P5" draw:layer="layout" svg:width="7.62cm" svg:height="1.587cm" svg:x="21.955cm" svg:y="19.098cm">
            <draw:text-box>
              <text:p>PHASE SHIFTER</text:p>
            </draw:text-box>
          </draw:frame>
        </draw:g>
        <draw:frame draw:style-name="gr17" draw:text-style-name="P5" draw:layer="layout" svg:width="4.763cm" svg:height="1.588cm" svg:x="8.937cm" svg:y="4.492cm">
          <draw:text-box>
            <text:p>OSCILLATO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09:02:33.691000000</meta:creation-date>
    <dc:date>2021-09-30T10:08:42.820000000</dc:date>
    <meta:editing-duration>PT45M32S</meta:editing-duration>
    <meta:editing-cycles>6</meta:editing-cycles>
    <meta:generator>LibreOffice/7.1.5.2$Windows_X86_64 LibreOffice_project/85f04e9f809797b8199d13c421bd8a2b025d52b5</meta:generator>
    <meta:document-statistic meta:object-count="40"/>
  </office:meta>
</office:document-meta>
</file>